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c9520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fo:background-color="#fff200" fo:color="#ce181e" loext:char-shading-value="0"/>
    </style:style>
    <style:style style:family="text" style:name="T19">
      <style:text-properties fo:background-color="#fff200" fo:color="#ce181e" fo:font-size="12pt" loext:char-shading-value="0" style:font-name="Arial" style:font-size-asian="12pt" style:font-size-complex="12pt"/>
    </style:style>
    <style:style style:family="text" style:name="T20">
      <style:text-properties officeooo:rsid="003c9520"/>
    </style:style>
    <style:style style:family="text" style:name="T21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7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do text</text:p><text:p text:style-name="P18">from document(at=reference, format='odt')</text:p></office:annotation>import depuis reference.odt</text:p>
      <text:p text:style-name="P5"/>
      <text:p text:style-name="P17"><text:span text:style-name="T5">L’an deux mille </text:span><text:span text:style-name="T6">VINT-ET-UN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</text:span><text:span text:style-name="T19">onze heures</text:span><text:span text:style-name="T5">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do section- if not len(licence_helper.getLastInquiry().getClaimants()) &gt; 0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do section- if (licence_helper.getLastInquiry().getClaimants()) &gt; 0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do text for claimant in licence_helper.getLastInquiry().getClaimants()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,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do text</text:p><text:p text:style-name="P18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4T09:57:37.425178281</meta:creation-date>
    <dc:date>2021-03-18T08:38:09.606291716</dc:date>
    <meta:editing-duration>PT2H2M8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84" meta:character-count="1303" meta:non-whitespace-character-count="1170"/>
  </office:meta>
</office:document-meta>
</file>